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ext_20_body">
      <style:text-properties style:font-name="Liberation Serif" officeooo:rsid="003e9c06" officeooo:paragraph-rsid="004ded4c"/>
    </style:style>
    <style:style style:name="P4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5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6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style:font-name="Liberation Serif" officeooo:rsid="004f0de9" officeooo:paragraph-rsid="004f0de9"/>
    </style:style>
    <style:style style:name="P8" style:family="paragraph" style:parent-style-name="Text_20_body" style:list-style-name="L1">
      <style:text-properties style:font-name="Liberation Serif" fo:font-style="normal" officeooo:rsid="0052d301" officeooo:paragraph-rsid="0052d301" style:font-style-asian="normal" style:font-style-complex="normal"/>
    </style:style>
    <style:style style:name="P9" style:family="paragraph" style:parent-style-name="Text_20_body" style:list-style-name="L1">
      <style:text-properties style:font-name="Liberation Serif" officeooo:rsid="0052d301" officeooo:paragraph-rsid="0052d301"/>
    </style:style>
    <style:style style:name="P10" style:family="paragraph" style:parent-style-name="Text_20_body" style:list-style-name="L2">
      <style:text-properties officeooo:rsid="004cb5a0" officeooo:paragraph-rsid="004ded4c"/>
    </style:style>
    <style:style style:name="P11" style:family="paragraph" style:parent-style-name="Text_20_body" style:list-style-name="L2">
      <style:text-properties officeooo:rsid="004f0de9" officeooo:paragraph-rsid="004f0de9"/>
    </style:style>
    <style:style style:name="P12" style:family="paragraph" style:parent-style-name="Text_20_body">
      <style:text-properties style:font-name="Liberation Sans" officeooo:rsid="0052d301" officeooo:paragraph-rsid="0052d301"/>
    </style:style>
    <style:style style:name="P13" style:family="paragraph" style:parent-style-name="Title">
      <style:text-properties style:font-name="Liberation Sans" officeooo:rsid="004995eb" officeooo:paragraph-rsid="0052d301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erif" officeooo:rsid="004cb5a0" officeooo:paragraph-rsid="004ded4c"/>
    </style:style>
    <style:style style:name="P16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2d301"/>
    </style:style>
    <style:style style:name="T5" style:family="text">
      <style:text-properties officeooo:rsid="0053fc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dynamoDB</text:span>: <text:span text:style-name="T4">dynamodb_eraint_fzlvl</text:span></text:p>
      <text:p text:style-name="P2"><text:date style:data-style-name="N37" text:date-value="2016-09-26T11:05:23.686224175">26/09/16</text:date> </text:p>
      <text:h text:style-name="P14" text:outline-level="1">Summary</text:h>
      <text:p text:style-name="P12">Stores processed -0C and -20C altitudes from era-interim dataset for each radar id from 1997-2016. Items are a single date for each radar, data are attributes. <text:span text:style-name="T5">These values are required to calculate MESH/POSH in wv_process.</text:span></text:p>
      <text:h text:style-name="P15" text:outline-level="1">Database Structure</text:h>
      <text:p text:style-name="P3"><text:span text:style-name="T2">Table name</text:span>: <text:tab/><text:tab/><text:span text:style-name="T2">wxradar_eraint_fzlvl</text:span></text:p>
      <text:p text:style-name="P4"><text:span text:style-name="T2">Partition Key</text:span>: <text:tab/><text:tab/><text:span text:style-name="T4">radar_id (number)</text:span></text:p>
      <text:p text:style-name="P6"><text:span text:style-name="T2">Sort Key</text:span>:<text:tab/><text:tab/><text:span text:style-name="T4">eraint_timestamp (string) “yyyy-mm-ddT00:00:00”</text:span></text:p>
      <text:p text:style-name="P5">Attributes: </text:p>
      <text:list xml:id="list7394703159180904832" text:style-name="L1">
        <text:list-item>
          <text:list>
            <text:list-item>
              <text:p text:style-name="P9">00z_0C</text:p>
            </text:list-item>
            <text:list-item>
              <text:p text:style-name="P9">00z_-20C</text:p>
            </text:list-item>
            <text:list-item>
              <text:p text:style-name="P9">06z_0C</text:p>
            </text:list-item>
            <text:list-item>
              <text:p text:style-name="P8">06z_-20C</text:p>
            </text:list-item>
            <text:list-item>
              <text:p text:style-name="P9">12z_0C</text:p>
            </text:list-item>
            <text:list-item>
              <text:p text:style-name="P8">12z_-20C</text:p>
            </text:list-item>
            <text:list-item>
              <text:p text:style-name="P9">18z_0C</text:p>
            </text:list-item>
            <text:list-item>
              <text:p text:style-name="P8">18z_-20C</text:p>
            </text:list-item>
          </text:list>
        </text:list-item>
      </text:list>
      <text:h text:style-name="P16" text:outline-level="1">Usage</text:h>
      <text:list xml:id="list3781934626476061394" text:style-name="L2">
        <text:list-item>
          <text:p text:style-name="P10">wv_process: <text:tab/><text:span text:style-name="T5">provides 0C and -20C altitudes for MESH calcul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6T11:05:23.653795853</dc:date>
    <meta:editing-duration>PT8H5M15S</meta:editing-duration>
    <meta:editing-cycles>41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0" meta:word-count="85" meta:character-count="565" meta:non-whitespace-character-count="504"/>
  </office:meta>
</office:document-meta>
</file>